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349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2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0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2" style:family="paragraph">
      <style:text-properties fo:font-size="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center"/>
      <style:text-properties fo:font-size="7pt"/>
    </style:style>
    <style:style style:name="P16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9cm" svg:y="7cm">
          <text:p text:style-name="P1"><text:span text:style-name="T1">Recoit le signal</text:span></text:p>
          <text:p text:style-name="P1"><text:span text:style-name="T1">BMS en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2cm" svg:x="9cm" svg:y="11cm">
          <text:p text:style-name="P1"><text:span text:style-name="T1">Recoit une erre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cm" svg:height="1cm" svg:x="9cm" svg:y="16cm">
          <text:p text:style-name="P1"><text:span text:style-name="T1">Active la précharge du </text:span></text:p>
          <text:p text:style-name="P1"><text:span text:style-name="T1">contacteur 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cm" svg:x="9cm" svg:y="20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cm" svg:height="1cm" svg:x="9cm" svg:y="18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3cm" svg:height="1cm" svg:x="13cm" svg:y="11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xml:id="id7" draw:id="id7" draw:layer="layout" svg:width="3cm" svg:height="2.001cm" svg:x="9cm" svg:y="22cm">
          <text:p text:style-name="P1"><text:span text:style-name="T1">Courant &gt; consig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3cm" svg:height="1cm" svg:x="13cm" svg:y="22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3cm" svg:height="1cm" svg:x="9cm" svg:y="25cm">
          <text:p text:style-name="P1"><text:span text:style-name="T1">Enclenche le </text:span></text:p>
          <text:p text:style-name="P1"><text:span text:style-name="T1">Contacteur principal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9cm" svg:y="14cm">
          <text:p text:style-name="P1"><text:span text:style-name="T1">Enclenche le</text:span></text:p>
          <text:p text:style-name="P1"><text:span text:style-name="T1">Contacteur principal 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1" draw:start-glue-point="2" svg:d="M10500 8000v1000" svg:viewBox="0 0 1 1001">
          <text:p/>
        </draw:connector>
        <draw:connector draw:style-name="gr6" draw:text-style-name="P1" draw:layer="layout" svg:x1="10.5cm" svg:y1="10cm" svg:x2="10.5cm" svg:y2="11cm" draw:end-shape="id2" draw:end-glue-point="4" svg:d="M10500 10000v1000" svg:viewBox="0 0 1 1001">
          <text:p/>
        </draw:connector>
        <draw:connector draw:style-name="gr6" draw:text-style-name="P1" draw:layer="layout" svg:x1="10.5cm" svg:y1="13cm" svg:x2="10.5cm" svg:y2="14cm" draw:start-shape="id2" draw:start-glue-point="6" svg:d="M10500 13000v1000" svg:viewBox="0 0 1 1001">
          <text:p/>
        </draw:connector>
        <draw:connector draw:style-name="gr6" draw:text-style-name="P1" draw:layer="layout" svg:x1="10.5cm" svg:y1="15cm" svg:x2="10.5cm" svg:y2="16cm" draw:start-shape="id3" draw:start-glue-point="2" draw:end-shape="id4" draw:end-glue-point="0" svg:d="M10500 15000v1000" svg:viewBox="0 0 1 1001">
          <text:p/>
        </draw:connector>
        <draw:connector draw:style-name="gr6" draw:text-style-name="P1" draw:layer="layout" svg:x1="10.5cm" svg:y1="17cm" svg:x2="10.5cm" svg:y2="18cm" draw:start-shape="id4" draw:start-glue-point="2" draw:end-shape="id5" draw:end-glue-point="0" svg:d="M10500 17000v1000" svg:viewBox="0 0 1 1001">
          <text:p/>
        </draw:connector>
        <draw:connector draw:style-name="gr6" draw:text-style-name="P1" draw:layer="layout" svg:x1="10.5cm" svg:y1="19cm" svg:x2="10.5cm" svg:y2="20cm" draw:start-shape="id5" draw:start-glue-point="2" draw:end-shape="id6" draw:end-glue-point="0" svg:d="M10500 19000v1000" svg:viewBox="0 0 1 1001">
          <text:p/>
        </draw:connector>
        <draw:connector draw:style-name="gr6" draw:text-style-name="P1" draw:layer="layout" svg:x1="10.5cm" svg:y1="21cm" svg:x2="10.5cm" svg:y2="22cm" draw:start-shape="id6" draw:start-glue-point="2" draw:end-shape="id7" draw:end-glue-point="4" svg:d="M10500 21000v1000" svg:viewBox="0 0 1 1001">
          <text:p/>
        </draw:connector>
        <draw:connector draw:style-name="gr6" draw:text-style-name="P1" draw:layer="layout" svg:x1="10.5cm" svg:y1="24.001cm" svg:x2="10.5cm" svg:y2="25cm" draw:start-shape="id7" draw:start-glue-point="6" draw:end-shape="id8" draw:end-glue-point="0" svg:d="M10500 24001v999" svg:viewBox="0 0 1 1000">
          <text:p/>
        </draw:connector>
        <draw:connector draw:style-name="gr6" draw:text-style-name="P1" draw:layer="layout" svg:x1="12cm" svg:y1="12cm" svg:x2="13cm" svg:y2="12cm" draw:start-shape="id2" draw:start-glue-point="7" svg:d="M12000 12000h1000" svg:viewBox="0 0 1001 1">
          <text:p/>
        </draw:connector>
        <draw:connector draw:style-name="gr6" draw:text-style-name="P1" draw:layer="layout" svg:x1="12cm" svg:y1="23.001cm" svg:x2="13cm" svg:y2="23cm" draw:start-shape="id7" draw:start-glue-point="7" svg:d="M12000 23001h751v-1h249" svg:viewBox="0 0 1001 2">
          <text:p/>
        </draw:connector>
        <draw:frame draw:style-name="gr7" draw:text-style-name="P4" draw:layer="layout" svg:width="5.2cm" svg:height="0.962cm" svg:x="8.1cm" svg:y="1.038cm">
          <draw:text-box>
            <text:p>Mise en marche</text:p>
          </draw:text-box>
        </draw:frame>
        <draw:frame draw:style-name="gr8" draw:text-style-name="P5" draw:layer="layout" svg:width="1cm" svg:height="0.569cm" svg:x="11.8cm" svg:y="11.4cm">
          <draw:text-box>
            <text:p><text:span text:style-name="T1">Oui</text:span></text:p>
          </draw:text-box>
        </draw:frame>
        <draw:frame draw:style-name="gr9" draw:text-style-name="P5" draw:layer="layout" svg:width="1.1cm" svg:height="0.599cm" svg:x="10.5cm" svg:y="13.101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0.4cm" svg:y="24.102cm">
          <draw:text-box>
            <text:p><text:span text:style-name="T1">Non</text:span></text:p>
          </draw:text-box>
        </draw:frame>
        <draw:frame draw:style-name="gr8" draw:text-style-name="P5" draw:layer="layout" svg:width="1cm" svg:height="0.569cm" svg:x="11.8cm" svg:y="22.402cm">
          <draw:text-box>
            <text:p><text:span text:style-name="T1">Oui</text:span></text:p>
          </draw:text-box>
        </draw:frame>
        <draw:custom-shape draw:style-name="gr1" draw:text-style-name="P2" draw:layer="layout" svg:width="3cm" svg:height="1cm" svg:x="9cm" svg:y="3cm">
          <text:p text:style-name="P1"><text:span text:style-name="T1">Initialisation</text:span></text:p>
          <text:p text:style-name="P1"><text:span text:style-name="T1"><text:s/></text:span><text:span text:style-name="T1">des périphériqu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5cm" draw:end-shape="id9" draw:end-glue-point="0" svg:d="M10500 3991v1009" svg:viewBox="0 0 1 1010">
          <text:p/>
        </draw:connector>
        <draw:custom-shape draw:style-name="gr4" draw:text-style-name="P3" draw:layer="layout" svg:width="3cm" svg:height="1cm" svg:x="9.001cm" svg:y="9.001cm">
          <text:p text:style-name="P1"><text:span text:style-name="T1">Initialisation des <text:s/></text:span></text:p>
          <text:p text:style-name="P1"><text:span text:style-name="T1">modules escla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6cm" svg:y1="23cm" svg:x2="10.5cm" svg:y2="6.5cm" draw:start-shape="id10" draw:start-glue-point="1" draw:end-shape="id11" draw:end-glue-point="0" svg:d="M16000 23000h502v-16500h-6002" svg:viewBox="0 0 6003 16501">
          <text:p/>
        </draw:connector>
        <draw:custom-shape draw:style-name="gr1" draw:text-style-name="P2" xml:id="id9" draw:id="id9" draw:layer="layout" svg:width="3cm" svg:height="1cm" svg:x="9cm" svg:y="5cm">
          <text:p text:style-name="P1"><text:span text:style-name="T1">Active les ventilateurs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11" draw:id="id11" draw:layer="layout" svg:x1="10.5cm" svg:y1="6cm" svg:x2="10.5cm" svg:y2="7cm" draw:start-shape="id9" draw:start-glue-point="2" draw:end-shape="id1" draw:end-glue-point="0" svg:d="M10500 6000v1000" svg:viewBox="0 0 1 1001">
          <text:p/>
        </draw:connector>
        <draw:connector draw:style-name="gr10" draw:text-style-name="P6" draw:layer="layout" svg:x1="16cm" svg:y1="12cm" svg:x2="10.5cm" svg:y2="6.5cm" draw:start-shape="id12" draw:start-glue-point="1" draw:end-shape="id11" draw:end-glue-point="0" svg:d="M16000 12000h502v-5500h-6002" svg:viewBox="0 0 6003 5501">
          <text:p/>
        </draw:connector>
      </draw:page>
      <draw:page draw:name="page2" draw:style-name="dp1" draw:master-page-name="Default">
        <draw:frame draw:style-name="gr11" draw:text-style-name="P8" draw:layer="layout" svg:width="11.7cm" svg:height="1cm" svg:x="5.4cm" svg:y="1cm">
          <draw:text-box>
            <text:p text:style-name="P7"><text:span text:style-name="T3">Initialisation des modules esclaves</text:span></text:p>
          </draw:text-box>
        </draw:frame>
        <draw:custom-shape draw:style-name="gr12" draw:text-style-name="P2" xml:id="id15" draw:id="id15" draw:layer="layout" svg:width="3cm" svg:height="1.999cm" svg:x="9.009cm" svg:y="5.001cm">
          <text:p text:style-name="P9"><text:span text:style-name="T1">Envoie d’une requêtre </text:span></text:p>
          <text:p text:style-name="P9"><text:span text:style-name="T1">d’auto-assignation </text:span></text:p>
          <text:p text:style-name="P9"><text:span text:style-name="T1">d’identité aux</text:span></text:p>
          <text:p text:style-name="P9"><text:span text:style-name="T1"><text:s/></text:span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13" draw:id="id13" draw:layer="layout" svg:width="3cm" svg:height="2cm" svg:x="9.01cm" svg:y="10.002cm">
          <text:p text:style-name="P10"><text:span text:style-name="T4">Nombre de réponses</text:span></text:p>
          <text:p text:style-name="P10"><text:span text:style-name="T4"><text:s/></text:span><text:span text:style-name="T4">!= Nombre de modules</text:span></text:p>
          <text:p text:style-name="P10"><text:span text:style-name="T4"><text:s/></text:span><text:span text:style-name="T4">prédéfin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4" draw:id="id14" draw:layer="layout" svg:width="3cm" svg:height="1cm" svg:x="13.009cm" svg:y="10.501cm">
          <text:p text:style-name="P9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1cm" svg:y1="11.002cm" svg:x2="13.009cm" svg:y2="11.001cm" draw:start-shape="id13" draw:start-glue-point="7" draw:end-shape="id14" draw:end-glue-point="3" svg:d="M12010 11002h500v-1h499" svg:viewBox="0 0 1000 2">
          <text:p/>
        </draw:connector>
        <draw:connector draw:style-name="gr10" draw:text-style-name="P6" draw:layer="layout" svg:x1="16.009cm" svg:y1="11.001cm" svg:x2="12.009cm" svg:y2="6cm" draw:start-shape="id14" draw:start-glue-point="1" draw:end-shape="id15" draw:end-glue-point="1" svg:d="M16009 11001h502v-5001h-4502" svg:viewBox="0 0 4503 5002">
          <text:p/>
        </draw:connector>
        <draw:frame draw:style-name="gr9" draw:text-style-name="P5" draw:layer="layout" svg:width="1.1cm" svg:height="0.599cm" svg:x="11.809cm" svg:y="10.305cm">
          <draw:text-box>
            <text:p text:style-name="P12"><text:span text:style-name="T1">Oui</text:span></text:p>
          </draw:text-box>
        </draw:frame>
        <draw:custom-shape draw:style-name="gr13" draw:text-style-name="P2" xml:id="id16" draw:id="id16" draw:layer="layout" svg:width="3.009cm" svg:height="1cm" svg:x="9cm" svg:y="13.002cm">
          <text:p text:style-name="P9"><text:span text:style-name="T1">Envoie les consignes</text:span></text:p>
          <text:p text:style-name="P9"><text:span text:style-name="T1"><text:s/></text:span><text:span text:style-name="T1">aux modules esclav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cm" svg:y1="11.993cm" svg:x2="10.511cm" svg:y2="12.994cm" svg:d="M10510 11993v501h1v500" svg:viewBox="0 0 2 1002">
          <text:p/>
        </draw:connector>
        <draw:custom-shape draw:style-name="gr1" draw:text-style-name="P2" draw:layer="layout" svg:width="3cm" svg:height="1cm" svg:x="9cm" svg:y="8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1cm" svg:y1="6.985cm" svg:x2="10.512cm" svg:y2="7.986cm" svg:d="M10511 6985v501h1v500" svg:viewBox="0 0 2 1002">
          <text:p/>
        </draw:connector>
        <draw:connector draw:style-name="gr6" draw:text-style-name="P1" draw:layer="layout" svg:x1="10.511cm" svg:y1="8.985cm" svg:x2="10.512cm" svg:y2="9.986cm" svg:d="M10511 8985v501h1v500" svg:viewBox="0 0 2 1002">
          <text:p/>
        </draw:connector>
        <draw:frame draw:style-name="gr9" draw:text-style-name="P5" draw:layer="layout" svg:width="1.1cm" svg:height="0.599cm" svg:x="10.809cm" svg:y="11.902cm">
          <draw:text-box>
            <text:p text:style-name="P12"><text:span text:style-name="T1">Non</text:span></text:p>
          </draw:text-box>
        </draw:frame>
        <draw:custom-shape draw:style-name="gr13" draw:text-style-name="P2" xml:id="id18" draw:id="id18" draw:layer="layout" svg:width="3.009cm" svg:height="1cm" svg:x="9cm" svg:y="17.002cm">
          <text:p text:style-name="P9"><text:span text:style-name="T1">Envoie la consigne</text:span></text:p>
          <text:p text:style-name="P9"><text:span text:style-name="T1"><text:s/></text:span><text:span text:style-name="T1">de dé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cm" svg:height="1cm" svg:x="9cm" svg:y="15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04cm" svg:y1="14.002cm" svg:x2="10.5cm" svg:y2="15cm" draw:start-shape="id16" draw:start-glue-point="2" draw:end-shape="id17" draw:end-glue-point="0" svg:d="M10504 14002v499h-4v499" svg:viewBox="0 0 5 999">
          <text:p/>
        </draw:connector>
        <draw:connector draw:style-name="gr6" draw:text-style-name="P1" draw:layer="layout" svg:x1="10.5cm" svg:y1="16cm" svg:x2="10.513cm" svg:y2="16.978cm" draw:start-shape="id17" draw:start-glue-point="2" svg:d="M10500 16000v740h13v238" svg:viewBox="0 0 14 979">
          <text:p/>
        </draw:connector>
        <draw:custom-shape draw:style-name="gr1" draw:text-style-name="P2" xml:id="id19" draw:id="id19" draw:layer="layout" svg:width="3cm" svg:height="1cm" svg:x="9cm" svg:y="18.992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04cm" svg:y1="18.002cm" svg:x2="10.5cm" svg:y2="18.992cm" draw:start-shape="id18" draw:start-glue-point="2" draw:end-shape="id19" draw:end-glue-point="0" svg:d="M10504 18002v495h-4v495" svg:viewBox="0 0 5 991">
          <text:p/>
        </draw:connector>
      </draw:page>
      <draw:page draw:name="page3" draw:style-name="dp1" draw:master-page-name="Default">
        <draw:custom-shape draw:style-name="gr1" draw:text-style-name="P2" xml:id="id20" draw:id="id20" draw:layer="layout" svg:width="3cm" svg:height="1cm" svg:x="9cm" svg:y="3cm">
          <text:p text:style-name="P1"><text:span text:style-name="T1">Reçoit la lecture </text:span></text:p>
          <text:p text:style-name="P1"><text:span text:style-name="T1">de tension</text:span></text:p>
          <text:p text:style-name="P1"><text:span text:style-name="T1"><text:s/></text:span><text:span text:style-name="T1">des 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cm" svg:height="2cm" svg:x="9cm" svg:y="5cm">
          <text:p text:style-name="P1"><text:span text:style-name="T1">Tension &gt; Consig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2" draw:id="id22" draw:layer="layout" svg:width="3cm" svg:height="1cm" svg:x="9cm" svg:y="8cm">
          <text:p text:style-name="P1"><text:span text:style-name="T1">Active la précharge du </text:span></text:p>
          <text:p text:style-name="P1"><text:span text:style-name="T1">contacteur MPPT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3cm" svg:height="1cm" svg:x="9cm" svg:y="12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3cm" svg:height="1cm" svg:x="9cm" svg:y="10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5" draw:id="id25" draw:layer="layout" svg:width="3cm" svg:height="2.001cm" svg:x="9cm" svg:y="14cm">
          <text:p text:style-name="P1"><text:span text:style-name="T1">Courant &gt; consig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7" draw:id="id27" draw:layer="layout" svg:width="3cm" svg:height="1cm" svg:x="13cm" svg:y="14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6" draw:id="id26" draw:layer="layout" svg:width="3cm" svg:height="1cm" svg:x="9cm" svg:y="17cm">
          <text:p text:style-name="P1"><text:span text:style-name="T1">Enclenche le </text:span></text:p>
          <text:p text:style-name="P1"><text:span text:style-name="T1">Contacteur MPP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20" draw:start-glue-point="2" draw:end-shape="id21" draw:end-glue-point="4" svg:d="M10500 4000v1000" svg:viewBox="0 0 1 1001">
          <text:p/>
        </draw:connector>
        <draw:connector draw:style-name="gr6" draw:text-style-name="P1" draw:layer="layout" svg:x1="10.5cm" svg:y1="7cm" svg:x2="10.5cm" svg:y2="8cm" draw:end-shape="id22" draw:end-glue-point="0" svg:d="M10500 7000v1000" svg:viewBox="0 0 1 1001">
          <text:p/>
        </draw:connector>
        <draw:connector draw:style-name="gr6" draw:text-style-name="P1" draw:layer="layout" svg:x1="10.5cm" svg:y1="9cm" svg:x2="10.5cm" svg:y2="10cm" draw:start-shape="id22" draw:start-glue-point="2" draw:end-shape="id23" draw:end-glue-point="0" svg:d="M10500 9000v1000" svg:viewBox="0 0 1 1001">
          <text:p/>
        </draw:connector>
        <draw:connector draw:style-name="gr6" draw:text-style-name="P1" draw:layer="layout" svg:x1="10.5cm" svg:y1="11cm" svg:x2="10.5cm" svg:y2="12cm" draw:start-shape="id23" draw:start-glue-point="2" draw:end-shape="id24" draw:end-glue-point="0" svg:d="M10500 11000v1000" svg:viewBox="0 0 1 1001">
          <text:p/>
        </draw:connector>
        <draw:connector draw:style-name="gr6" draw:text-style-name="P1" draw:layer="layout" svg:x1="10.5cm" svg:y1="13cm" svg:x2="10.5cm" svg:y2="14cm" draw:start-shape="id24" draw:start-glue-point="2" draw:end-shape="id25" draw:end-glue-point="4" svg:d="M10500 13000v1000" svg:viewBox="0 0 1 1001">
          <text:p/>
        </draw:connector>
        <draw:connector draw:style-name="gr6" draw:text-style-name="P1" draw:layer="layout" svg:x1="10.5cm" svg:y1="16.001cm" svg:x2="10.5cm" svg:y2="17cm" draw:start-shape="id25" draw:start-glue-point="6" draw:end-shape="id26" draw:end-glue-point="0" svg:d="M10500 16001v999" svg:viewBox="0 0 1 1000">
          <text:p/>
        </draw:connector>
        <draw:connector draw:style-name="gr6" draw:text-style-name="P1" draw:layer="layout" svg:x1="12cm" svg:y1="15.001cm" svg:x2="13cm" svg:y2="15cm" draw:start-shape="id25" draw:start-glue-point="7" svg:d="M12000 15001h751v-1h249" svg:viewBox="0 0 1001 2">
          <text:p/>
        </draw:connector>
        <draw:frame draw:style-name="gr11" draw:text-style-name="P4" draw:layer="layout" svg:width="6.9cm" svg:height="1cm" svg:x="7.5cm" svg:y="1cm">
          <draw:text-box>
            <text:p>Activation des MPPTs</text:p>
          </draw:text-box>
        </draw:frame>
        <draw:frame draw:style-name="gr8" draw:text-style-name="P5" draw:layer="layout" svg:width="1cm" svg:height="0.569cm" svg:x="12cm" svg:y="5.4cm">
          <draw:text-box>
            <text:p><text:span text:style-name="T1">Oui</text:span></text:p>
          </draw:text-box>
        </draw:frame>
        <draw:frame draw:style-name="gr8" draw:text-style-name="P5" draw:layer="layout" svg:width="1cm" svg:height="0.569cm" svg:x="12cm" svg:y="14.231cm">
          <draw:text-box>
            <text:p><text:span text:style-name="T1">Oui</text:span></text:p>
          </draw:text-box>
        </draw:frame>
        <draw:frame draw:style-name="gr9" draw:text-style-name="P5" draw:layer="layout" svg:width="1.1cm" svg:height="0.599cm" svg:x="10.5cm" svg:y="7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0.7cm" svg:y="16.002cm">
          <draw:text-box>
            <text:p><text:span text:style-name="T1">Non</text:span></text:p>
          </draw:text-box>
        </draw:frame>
        <draw:connector draw:style-name="gr10" draw:text-style-name="P6" draw:layer="layout" svg:x1="16cm" svg:y1="15cm" svg:x2="12cm" svg:y2="3.5cm" draw:start-shape="id27" draw:start-glue-point="1" draw:end-shape="id20" draw:end-glue-point="1" svg:d="M16000 15000h502v-11500h-4502" svg:viewBox="0 0 4503 11501">
          <text:p/>
        </draw:connector>
        <draw:custom-shape draw:style-name="gr4" draw:text-style-name="P3" xml:id="id28" draw:id="id28" draw:layer="layout" svg:width="3cm" svg:height="1cm" svg:x="13.0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6" draw:layer="layout" svg:x1="12cm" svg:y1="6cm" svg:x2="13.001cm" svg:y2="6.001cm" draw:start-shape="id21" draw:start-glue-point="7" draw:end-shape="id28" draw:end-glue-point="3" svg:d="M12000 6000h501v1h500" svg:viewBox="0 0 1002 2">
          <text:p/>
        </draw:connector>
        <draw:connector draw:style-name="gr14" draw:text-style-name="P6" draw:layer="layout" svg:x1="16.001cm" svg:y1="6.001cm" svg:x2="12cm" svg:y2="3.5cm" draw:start-shape="id28" draw:start-glue-point="1" draw:end-shape="id20" draw:end-glue-point="1" svg:d="M16001 6001h502v-2501h-4503" svg:viewBox="0 0 4504 2502">
          <text:p/>
        </draw:connector>
      </draw:page>
      <draw:page draw:name="page4" draw:style-name="dp1" draw:master-page-name="Default">
        <draw:custom-shape draw:style-name="gr1" draw:text-style-name="P2" xml:id="id29" draw:id="id29" draw:layer="layout" svg:width="3cm" svg:height="1cm" svg:x="9cm" svg:y="5cm">
          <text:p text:style-name="P9"><text:span text:style-name="T1">Lit la températur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6cm" svg:x2="10.501cm" svg:y2="7.001cm" draw:start-shape="id29" draw:start-glue-point="2" draw:end-shape="id30" draw:end-glue-point="4" svg:d="M10500 6000v501h1v500" svg:viewBox="0 0 2 1002">
          <text:p/>
        </draw:connector>
        <draw:frame draw:style-name="gr11" draw:text-style-name="P14" draw:layer="layout" svg:width="7.9cm" svg:height="1cm" svg:x="6.8cm" svg:y="1cm">
          <draw:text-box>
            <text:p text:style-name="P13">Lecture de la température</text:p>
          </draw:text-box>
        </draw:frame>
        <draw:custom-shape draw:style-name="gr2" draw:text-style-name="P11" xml:id="id30" draw:id="id30" draw:layer="layout" svg:width="3cm" svg:height="2cm" svg:x="9.001cm" svg:y="7.001cm">
          <text:p text:style-name="P10"><text:span text:style-name="T4">Température &lt; Consign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1.1cm" svg:height="0.599cm" svg:x="10.8cm" svg:y="11.8cm">
          <draw:text-box>
            <text:p text:style-name="P12"><text:span text:style-name="T1">Non</text:span></text:p>
          </draw:text-box>
        </draw:frame>
        <draw:custom-shape draw:style-name="gr4" draw:text-style-name="P3" xml:id="id31" draw:id="id31" draw:layer="layout" svg:width="3cm" svg:height="1cm" svg:x="13cm" svg:y="7.5cm">
          <text:p text:style-name="P9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1cm" svg:y1="8.001cm" svg:x2="13cm" svg:y2="8cm" draw:start-shape="id30" draw:start-glue-point="7" draw:end-shape="id31" draw:end-glue-point="3" svg:d="M12001 8001h500v-1h499" svg:viewBox="0 0 1000 2">
          <text:p/>
        </draw:connector>
        <draw:connector draw:style-name="gr10" draw:text-style-name="P6" draw:layer="layout" svg:x1="16cm" svg:y1="8cm" svg:x2="12cm" svg:y2="5.5cm" draw:start-shape="id31" draw:start-glue-point="1" draw:end-shape="id29" draw:end-glue-point="1" svg:d="M16000 8000h502v-2500h-4502" svg:viewBox="0 0 4503 2501">
          <text:p/>
        </draw:connector>
        <draw:frame draw:style-name="gr9" draw:text-style-name="P5" draw:layer="layout" svg:width="1.1cm" svg:height="0.599cm" svg:x="11.8cm" svg:y="7.304cm">
          <draw:text-box>
            <text:p text:style-name="P12"><text:span text:style-name="T1">Oui</text:span></text:p>
          </draw:text-box>
        </draw:frame>
        <draw:custom-shape draw:style-name="gr1" draw:text-style-name="P2" xml:id="id32" draw:id="id32" draw:layer="layout" svg:width="3cm" svg:height="1cm" svg:x="9cm" svg:y="13.001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02cm" svg:y1="12.002cm" svg:x2="10.5cm" svg:y2="13.001cm" draw:end-shape="id32" draw:end-glue-point="0" svg:d="M10502 12002v249h-2v750" svg:viewBox="0 0 3 1000">
          <text:p/>
        </draw:connector>
        <draw:custom-shape draw:style-name="gr2" draw:text-style-name="P11" xml:id="id33" draw:id="id33" draw:layer="layout" svg:width="3cm" svg:height="2cm" svg:x="9.002cm" svg:y="10.002cm">
          <text:p text:style-name="P10"><text:span text:style-name="T4">Température &lt; Consign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4" draw:id="id34" draw:layer="layout" svg:width="3cm" svg:height="1cm" svg:x="13.001cm" svg:y="10.501cm">
          <text:p text:style-name="P9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1.002cm" svg:x2="13.001cm" svg:y2="11.001cm" draw:start-shape="id33" draw:start-glue-point="7" draw:end-shape="id34" draw:end-glue-point="3" svg:d="M12002 11002h500v-1h499" svg:viewBox="0 0 1000 2">
          <text:p/>
        </draw:connector>
        <draw:frame draw:style-name="gr9" draw:text-style-name="P5" draw:layer="layout" svg:width="1.1cm" svg:height="0.599cm" svg:x="11.801cm" svg:y="10.305cm">
          <draw:text-box>
            <text:p text:style-name="P12"><text:span text:style-name="T1">Oui</text:span></text:p>
          </draw:text-box>
        </draw:frame>
        <draw:connector draw:style-name="gr6" draw:text-style-name="P1" draw:layer="layout" svg:x1="10.501cm" svg:y1="8.992cm" svg:x2="10.502cm" svg:y2="9.993cm" svg:d="M10501 8992v501h1v500" svg:viewBox="0 0 2 1002">
          <text:p/>
        </draw:connector>
        <draw:connector draw:style-name="gr14" draw:text-style-name="P6" draw:layer="layout" svg:x1="16.001cm" svg:y1="11.001cm" svg:x2="12cm" svg:y2="5.5cm" draw:start-shape="id34" draw:start-glue-point="1" draw:end-shape="id29" draw:end-glue-point="1" svg:d="M16001 11001h502v-5501h-4503" svg:viewBox="0 0 4504 5502">
          <text:p/>
        </draw:connector>
        <draw:connector draw:style-name="gr14" draw:text-style-name="P6" draw:layer="layout" draw:line-skew="-1.499cm" svg:x1="9cm" svg:y1="13.501cm" svg:x2="9cm" svg:y2="5.5cm" draw:start-shape="id32" draw:start-glue-point="3" draw:end-shape="id29" draw:end-glue-point="3" svg:d="M9000 13501h-2000v-8001h2000" svg:viewBox="0 0 2001 8002">
          <text:p/>
        </draw:connector>
      </draw:page>
      <draw:page draw:name="page5" draw:style-name="dp1" draw:master-page-name="Default">
        <draw:custom-shape draw:style-name="gr1" draw:text-style-name="P2" xml:id="id35" draw:id="id35" draw:layer="layout" svg:width="3cm" svg:height="1cm" svg:x="9cm" svg:y="5cm">
          <text:p text:style-name="P9"><text:span text:style-name="T1">Reçoit la lecture</text:span></text:p>
          <text:p text:style-name="P9"><text:span text:style-name="T1"><text:s/></text:span><text:span text:style-name="T1">de tension</text:span></text:p>
          <text:p text:style-name="P9"><text:span text:style-name="T1"><text:s/></text:span><text:span text:style-name="T1">de la batteri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6cm" svg:x2="10.501cm" svg:y2="7.001cm" draw:start-shape="id35" draw:start-glue-point="2" draw:end-shape="id36" draw:end-glue-point="4" svg:d="M10500 6000v501h1v500" svg:viewBox="0 0 2 1002">
          <text:p/>
        </draw:connector>
        <draw:frame draw:style-name="gr11" draw:text-style-name="P14" draw:layer="layout" svg:width="11.1cm" svg:height="1cm" svg:x="5.2cm" svg:y="1cm">
          <draw:text-box>
            <text:p text:style-name="P13">Lecture de la tension de la batterie</text:p>
          </draw:text-box>
        </draw:frame>
        <draw:custom-shape draw:style-name="gr2" draw:text-style-name="P16" xml:id="id36" draw:id="id36" draw:layer="layout" svg:width="3cm" svg:height="2cm" svg:x="9.001cm" svg:y="7.001cm">
          <text:p text:style-name="P15"><text:span text:style-name="T5">Tension &lt; Consign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5" draw:layer="layout" svg:width="1.2cm" svg:height="0.7cm" svg:x="10.7cm" svg:y="9cm">
          <draw:text-box>
            <text:p text:style-name="P12"><text:span text:style-name="T1">Non</text:span></text:p>
          </draw:text-box>
        </draw:frame>
        <draw:custom-shape draw:style-name="gr4" draw:text-style-name="P3" xml:id="id37" draw:id="id37" draw:layer="layout" svg:width="3cm" svg:height="1cm" svg:x="13cm" svg:y="7.5cm">
          <text:p text:style-name="P9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1cm" svg:y1="8.001cm" svg:x2="13cm" svg:y2="8cm" draw:start-shape="id36" draw:start-glue-point="7" draw:end-shape="id37" draw:end-glue-point="3" svg:d="M12001 8001h500v-1h499" svg:viewBox="0 0 1000 2">
          <text:p/>
        </draw:connector>
        <draw:connector draw:style-name="gr10" draw:text-style-name="P6" draw:layer="layout" svg:x1="16cm" svg:y1="8cm" svg:x2="12cm" svg:y2="5.5cm" draw:start-shape="id37" draw:start-glue-point="1" draw:end-shape="id35" draw:end-glue-point="1" svg:d="M16000 8000h502v-2500h-4502" svg:viewBox="0 0 4503 2501">
          <text:p/>
        </draw:connector>
        <draw:frame draw:style-name="gr9" draw:text-style-name="P5" draw:layer="layout" svg:width="1.1cm" svg:height="0.599cm" svg:x="11.8cm" svg:y="7.304cm">
          <draw:text-box>
            <text:p text:style-name="P12"><text:span text:style-name="T1">Oui</text:span></text:p>
          </draw:text-box>
        </draw:frame>
        <draw:custom-shape draw:style-name="gr2" draw:text-style-name="P16" xml:id="id38" draw:id="id38" draw:layer="layout" svg:width="3cm" svg:height="2cm" svg:x="9.002cm" svg:y="10.001cm">
          <text:p text:style-name="P15"><text:span text:style-name="T5">Tension &gt; Consign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5" draw:layer="layout" svg:width="1.2cm" svg:height="0.7cm" svg:x="10.701cm" svg:y="12cm">
          <draw:text-box>
            <text:p text:style-name="P12"><text:span text:style-name="T1">Non</text:span></text:p>
          </draw:text-box>
        </draw:frame>
        <draw:custom-shape draw:style-name="gr4" draw:text-style-name="P3" xml:id="id39" draw:id="id39" draw:layer="layout" svg:width="3cm" svg:height="1cm" svg:x="13.001cm" svg:y="10.5cm">
          <text:p text:style-name="P9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1.001cm" svg:x2="13.001cm" svg:y2="11cm" draw:start-shape="id38" draw:start-glue-point="7" draw:end-shape="id39" draw:end-glue-point="3" svg:d="M12002 11001h500v-1h499" svg:viewBox="0 0 1000 2">
          <text:p/>
        </draw:connector>
        <draw:frame draw:style-name="gr9" draw:text-style-name="P5" draw:layer="layout" svg:width="1.1cm" svg:height="0.599cm" svg:x="11.801cm" svg:y="10.304cm">
          <draw:text-box>
            <text:p text:style-name="P12"><text:span text:style-name="T1">Oui</text:span></text:p>
          </draw:text-box>
        </draw:frame>
        <draw:connector draw:style-name="gr6" draw:text-style-name="P1" draw:layer="layout" svg:x1="10.501cm" svg:y1="8.992cm" svg:x2="10.502cm" svg:y2="9.993cm" svg:d="M10501 8992v501h1v500" svg:viewBox="0 0 2 1002">
          <text:p/>
        </draw:connector>
        <draw:connector draw:style-name="gr10" draw:text-style-name="P6" draw:layer="layout" svg:x1="16.001cm" svg:y1="11cm" svg:x2="12cm" svg:y2="5.5cm" draw:start-shape="id39" draw:start-glue-point="1" draw:end-shape="id35" draw:end-glue-point="1" svg:d="M16001 11000h502v-5500h-4503" svg:viewBox="0 0 4504 5501">
          <text:p/>
        </draw:connector>
        <draw:custom-shape draw:style-name="gr1" draw:text-style-name="P2" xml:id="id40" draw:id="id40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02cm" svg:y1="12.001cm" svg:x2="10.5cm" svg:y2="13cm" draw:start-shape="id38" draw:start-glue-point="6" draw:end-shape="id40" draw:end-glue-point="0" svg:d="M10502 12001v500h-2v499" svg:viewBox="0 0 3 1000">
          <text:p/>
        </draw:connector>
        <draw:connector draw:style-name="gr14" draw:text-style-name="P6" draw:layer="layout" draw:line-skew="-1.499cm" svg:x1="9cm" svg:y1="13.5cm" svg:x2="9cm" svg:y2="5.5cm" draw:start-shape="id40" draw:start-glue-point="3" draw:end-shape="id35" draw:end-glue-point="3" svg:d="M9000 13500h-2000v-8000h2000" svg:viewBox="0 0 2001 8001">
          <text:p/>
        </draw:connector>
      </draw:page>
      <draw:page draw:name="page6" draw:style-name="dp1" draw:master-page-name="Default">
        <draw:custom-shape draw:style-name="gr1" draw:text-style-name="P2" xml:id="id41" draw:id="id41" draw:layer="layout" svg:width="3cm" svg:height="1cm" svg:x="9cm" svg:y="3cm">
          <text:p text:style-name="P1"><text:span text:style-name="T1">Recoit un signal</text:span></text:p>
          <text:p text:style-name="P1"><text:span text:style-name="T1">d’err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3cm" svg:height="1cm" svg:x="9cm" svg:y="5cm">
          <text:p text:style-name="P1"><text:span text:style-name="T1">Ouvre le contacteur </text:span></text:p>
          <text:p text:style-name="P1"><text:span text:style-name="T1">principal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41" draw:start-glue-point="2" draw:end-shape="id42" draw:end-glue-point="0" svg:d="M10500 4000v1000" svg:viewBox="0 0 1 1001">
          <text:p/>
        </draw:connector>
        <draw:connector draw:style-name="gr6" draw:text-style-name="P1" draw:layer="layout" svg:x1="10.5cm" svg:y1="6cm" svg:x2="10.5cm" svg:y2="7cm" draw:start-shape="id42" draw:start-glue-point="2" svg:d="M10500 6000v1000" svg:viewBox="0 0 1 1001">
          <text:p/>
        </draw:connector>
        <draw:connector draw:style-name="gr6" draw:text-style-name="P1" draw:layer="layout" svg:x1="10.5cm" svg:y1="12cm" svg:x2="10.5cm" svg:y2="13cm" draw:end-shape="id43" draw:end-glue-point="0" svg:d="M10500 12000v1000" svg:viewBox="0 0 1 1001">
          <text:p/>
        </draw:connector>
        <draw:frame draw:style-name="gr11" draw:text-style-name="P4" draw:layer="layout" svg:width="6.9cm" svg:height="1cm" svg:x="7.5cm" svg:y="1cm">
          <draw:text-box>
            <text:p>Gestion des erreurs</text:p>
          </draw:text-box>
        </draw:frame>
        <draw:custom-shape draw:style-name="gr1" draw:text-style-name="P2" xml:id="id44" draw:id="id44" draw:layer="layout" svg:width="3cm" svg:height="1cm" svg:x="9cm" svg:y="7cm">
          <text:p text:style-name="P1"><text:span text:style-name="T1">Ouvre le contacteur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3cm" svg:height="1cm" svg:x="9cm" svg:y="9cm">
          <text:p text:style-name="P1"><text:span text:style-name="T1">Ouvre le contacteur </text:span></text:p>
          <text:p text:style-name="P1"><text:span text:style-name="T1">principal +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44" draw:start-glue-point="2" draw:end-shape="id45" draw:end-glue-point="0" svg:d="M10500 8000v1000" svg:viewBox="0 0 1 1001">
          <text:p/>
        </draw:connector>
        <draw:custom-shape draw:style-name="gr1" draw:text-style-name="P2" xml:id="id46" draw:id="id46" draw:layer="layout" svg:width="3cm" svg:height="1cm" svg:x="9cm" svg:y="11cm">
          <text:p text:style-name="P1"><text:span text:style-name="T1">Allume le </text:span></text:p>
          <text:p text:style-name="P1"><text:span text:style-name="T1">témoin lumineu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0cm" svg:x2="10.5cm" svg:y2="11cm" draw:start-shape="id45" draw:start-glue-point="2" draw:end-shape="id46" draw:end-glue-point="0" svg:d="M10500 10000v1000" svg:viewBox="0 0 1 1001">
          <text:p/>
        </draw:connector>
      </draw:page>
      <draw:page draw:name="page7" draw:style-name="dp1" draw:master-page-name="Default">
        <draw:custom-shape draw:style-name="gr1" draw:text-style-name="P2" xml:id="id47" draw:id="id47" draw:layer="layout" svg:width="3cm" svg:height="1cm" svg:x="9cm" svg:y="5cm">
          <text:p text:style-name="P1"><text:span text:style-name="T1">Identifie le contenu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1cm" svg:height="0.962cm" svg:x="9cm" svg:y="1.038cm">
          <draw:text-box>
            <text:p>CAN RX</text:p>
          </draw:text-box>
        </draw:frame>
        <draw:custom-shape draw:style-name="gr1" draw:text-style-name="P2" xml:id="id49" draw:id="id49" draw:layer="layout" svg:width="3cm" svg:height="1cm" svg:x="9cm" svg:y="3cm">
          <text:p text:style-name="P1"><text:span text:style-name="T1">Reçoit un </text:span></text:p>
          <text:p text:style-name="P1"><text:span text:style-name="T1">message CA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4.991cm" svg:d="M10500 3991v1000" svg:viewBox="0 0 1 1001">
          <text:p/>
        </draw:connector>
        <draw:custom-shape draw:style-name="gr1" draw:text-style-name="P2" xml:id="id48" draw:id="id48" draw:layer="layout" svg:width="3cm" svg:height="1cm" svg:x="9cm" svg:y="7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cm" svg:y1="6cm" svg:x2="10.5cm" svg:y2="7cm" draw:start-shape="id47" draw:start-glue-point="2" draw:end-shape="id48" draw:end-glue-point="0" svg:d="M10500 6000v1000" svg:viewBox="0 0 1 1001">
          <text:p/>
        </draw:connector>
        <draw:connector draw:style-name="gr6" draw:text-style-name="P1" draw:layer="layout" draw:line-skew="1.499cm" svg:x1="12cm" svg:y1="7.5cm" svg:x2="10.5cm" svg:y2="3cm" draw:start-shape="id48" draw:start-glue-point="1" draw:end-shape="id49" draw:end-glue-point="0" svg:d="M12000 7500h2000v-5001h-3500v501" svg:viewBox="0 0 3501 5002">
          <text:p/>
        </draw:connector>
      </draw:page>
      <draw:page draw:name="page8" draw:style-name="dp1" draw:master-page-name="Default">
        <draw:frame draw:style-name="gr7" draw:text-style-name="P4" draw:layer="layout" svg:width="3.7cm" svg:height="0.962cm" svg:x="9cm" svg:y="1.038cm">
          <draw:text-box>
            <text:p>Monitoring</text:p>
          </draw:text-box>
        </draw:frame>
        <draw:custom-shape draw:style-name="gr1" draw:text-style-name="P2" xml:id="id53" draw:id="id53" draw:layer="layout" svg:width="3cm" svg:height="1cm" svg:x="9cm" svg:y="3cm">
          <text:p text:style-name="P1"><text:span text:style-name="T1">Lecture du status des </text:span></text:p>
          <text:p text:style-name="P1"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3cm" svg:height="1cm" svg:x="9cm" svg:y="8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cm" svg:height="2cm" svg:x="9.002cm" svg:y="5.002cm">
          <text:p text:style-name="P1"><text:span text:style-name="T1">Erreur détecté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4cm" svg:x2="10.502cm" svg:y2="5.002cm" draw:end-shape="id50" draw:end-glue-point="4" svg:d="M10500 4000v251h2v751" svg:viewBox="0 0 3 1003">
          <text:p/>
        </draw:connector>
        <draw:connector draw:style-name="gr6" draw:text-style-name="P1" draw:layer="layout" svg:x1="10.502cm" svg:y1="7.002cm" svg:x2="10.5cm" svg:y2="8cm" draw:start-shape="id50" draw:start-glue-point="6" draw:end-shape="id51" draw:end-glue-point="0" svg:d="M10502 7002v500h-2v498" svg:viewBox="0 0 3 999">
          <text:p/>
        </draw:connector>
        <draw:custom-shape draw:style-name="gr4" draw:text-style-name="P3" xml:id="id52" draw:id="id52" draw:layer="layout" svg:width="3cm" svg:height="1cm" svg:x="13.0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2.002cm" svg:y1="6.002cm" svg:x2="13.001cm" svg:y2="6.001cm" draw:start-shape="id50" draw:start-glue-point="7" draw:end-shape="id52" draw:end-glue-point="3" svg:d="M12002 6002h500v-1h499" svg:viewBox="0 0 1000 2">
          <text:p/>
        </draw:connector>
        <draw:connector draw:style-name="gr6" draw:text-style-name="P1" xml:id="id54" draw:id="id54" draw:layer="layout" draw:line-skew="5.499cm" svg:x1="12cm" svg:y1="8.5cm" svg:x2="12cm" svg:y2="3.5cm" draw:start-shape="id51" draw:start-glue-point="1" draw:end-shape="id53" draw:end-glue-point="1" svg:d="M12000 8500h6000v-5000h-6000" svg:viewBox="0 0 6001 5001">
          <text:p/>
        </draw:connector>
        <draw:connector draw:style-name="gr6" draw:text-style-name="P1" draw:layer="layout" draw:line-skew="-1.318cm" svg:x1="15.991cm" svg:y1="6.002cm" svg:x2="18cm" svg:y2="6cm" draw:end-shape="id54" draw:end-glue-point="0" svg:d="M15991 6002h1209v-2h800" svg:viewBox="0 0 2010 3">
          <text:p/>
        </draw:connector>
        <draw:frame draw:style-name="gr9" draw:text-style-name="P5" draw:layer="layout" svg:width="1.1cm" svg:height="0.599cm" svg:x="10.5cm" svg:y="7.001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1.8cm" svg:y="5.404cm">
          <draw:text-box>
            <text:p><text:span text:style-name="T1">Oui</text:span></text:p>
          </draw:text-box>
        </draw:frame>
      </draw:page>
      <draw:page draw:name="page9" draw:style-name="dp1" draw:master-page-name="Default">
        <draw:frame draw:style-name="gr7" draw:text-style-name="P4" draw:layer="layout" svg:width="3.7cm" svg:height="0.962cm" svg:x="9cm" svg:y="1.038cm">
          <draw:text-box>
            <text:p>CAN TX</text:p>
          </draw:text-box>
        </draw:frame>
        <draw:custom-shape draw:style-name="gr16" draw:text-style-name="P2" xml:id="id57" draw:id="id57" draw:layer="layout" svg:width="3cm" svg:height="2cm" svg:x="9cm" svg:y="3cm">
          <text:p text:style-name="P1"><text:span text:style-name="T1">Lecture de la base de</text:span></text:p>
          <text:p text:style-name="P1"><text:span text:style-name="T1"><text:s/></text:span><text:span text:style-name="T1">données pour les </text:span></text:p>
          <text:p text:style-name="P1"><text:span text:style-name="T1">messages destinés</text:span></text:p>
          <text:p text:style-name="P1"><text:span text:style-name="T1">au bus CAN extern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5" draw:id="id55" draw:layer="layout" svg:width="3cm" svg:height="2cm" svg:x="9cm" svg:y="6cm">
          <text:p text:style-name="P1"><text:span text:style-name="T1">Envoie des messages</text:span></text:p>
          <text:p text:style-name="P1"><text:span text:style-name="T1"><text:s/></text:span><text:span text:style-name="T1">sur le bus </text:span></text:p>
          <text:p text:style-name="P1"><text:span text:style-name="T1">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02cm" svg:y1="5.002cm" svg:x2="10.5cm" svg:y2="6cm" draw:end-shape="id55" draw:end-glue-point="0" svg:d="M10502 5002v249h-2v749" svg:viewBox="0 0 3 999">
          <text:p/>
        </draw:connector>
        <draw:connector draw:style-name="gr6" draw:text-style-name="P1" draw:layer="layout" svg:x1="12cm" svg:y1="7cm" svg:x2="17.5cm" svg:y2="6cm" draw:start-shape="id55" draw:start-glue-point="1" draw:end-shape="id56" draw:end-glue-point="2" svg:d="M12000 7000h5500v-1000" svg:viewBox="0 0 5501 1001">
          <text:p/>
        </draw:connector>
        <draw:connector draw:style-name="gr14" draw:text-style-name="P6" draw:layer="layout" svg:x1="17.5cm" svg:y1="5cm" svg:x2="12cm" svg:y2="4cm" draw:start-shape="id56" draw:start-glue-point="0" draw:end-shape="id57" draw:end-glue-point="1" svg:d="M17500 5000v-1000h-5500" svg:viewBox="0 0 5501 1001">
          <text:p/>
        </draw:connector>
        <draw:custom-shape draw:style-name="gr1" draw:text-style-name="P2" xml:id="id56" draw:id="id56" draw:layer="layout" svg:width="3cm" svg:height="1cm" svg:x="16cm" svg:y="5cm">
          <text:p text:style-name="P1"><text:span text:style-name="T1">Délai de x secon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6-06T16:11:12.138000000</dc:date>
    <meta:editing-duration>PT38M13S</meta:editing-duration>
    <meta:editing-cycles>7</meta:editing-cycles>
    <meta:generator>LibreOffice/5.3.0.3$Windows_X86_64 LibreOffice_project/7074905676c47b82bbcfbea1aeefc84afe1c50e1</meta:generator>
    <meta:document-statistic meta:object-count="150"/>
  </office:meta>
</office:document-meta>
</file>